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8b090" officeooo:paragraph-rsid="0018b090"/>
    </style:style>
    <style:style style:name="P2" style:family="paragraph" style:parent-style-name="Standard">
      <style:paragraph-properties fo:line-height="150%" fo:text-align="justify" style:justify-single-word="false"/>
      <style:text-properties style:font-name="Times New Roman" fo:font-style="italic" officeooo:rsid="0018b090" officeooo:paragraph-rsid="0018b090" style:font-style-asian="italic" style:font-style-complex="italic"/>
    </style:style>
    <style:style style:name="P3" style:family="paragraph" style:parent-style-name="Standard">
      <style:paragraph-properties fo:line-height="150%" fo:text-align="justify" style:justify-single-word="false"/>
      <style:text-properties style:font-name="Times New Roman" fo:font-style="italic" officeooo:rsid="00202451" officeooo:paragraph-rsid="00202451" style:font-style-asian="italic" style:font-style-complex="italic"/>
    </style:style>
    <style:style style:name="P4" style:family="paragraph" style:parent-style-name="Standard">
      <style:paragraph-properties fo:line-height="150%" fo:text-align="justify" style:justify-single-word="false"/>
      <style:text-properties style:font-name="Times New Roman" fo:font-style="italic" officeooo:rsid="002119a2" officeooo:paragraph-rsid="002119a2" style:font-style-asian="italic" style:font-style-complex="italic"/>
    </style:style>
    <style:style style:name="P5" style:family="paragraph" style:parent-style-name="Standard">
      <style:paragraph-properties fo:line-height="150%" fo:text-align="justify" style:justify-single-word="false"/>
      <style:text-properties style:font-name="Times New Roman" fo:font-style="italic" officeooo:rsid="0022c479" officeooo:paragraph-rsid="0022c479" style:font-style-asian="italic" style:font-style-complex="italic"/>
    </style:style>
    <style:style style:name="P6" style:family="paragraph" style:parent-style-name="Standard">
      <style:paragraph-properties fo:line-height="150%" fo:text-align="justify" style:justify-single-word="false"/>
      <style:text-properties style:font-name="Times New Roman" officeooo:rsid="00202451" officeooo:paragraph-rsid="00202451"/>
    </style:style>
    <style:style style:name="P7" style:family="paragraph" style:parent-style-name="Standard">
      <style:paragraph-properties fo:line-height="150%" fo:text-align="justify" style:justify-single-word="false"/>
      <style:text-properties style:font-name="Times New Roman" officeooo:rsid="002119a2" officeooo:paragraph-rsid="002119a2"/>
    </style:style>
    <style:style style:name="P8" style:family="paragraph" style:parent-style-name="Standard">
      <style:paragraph-properties fo:line-height="150%" fo:text-align="justify" style:justify-single-word="false"/>
      <style:text-properties style:font-name="Times New Roman" officeooo:rsid="0022c479" officeooo:paragraph-rsid="0022c479"/>
    </style:style>
    <style:style style:name="T1" style:family="text">
      <style:text-properties officeooo:rsid="001a300a"/>
    </style:style>
    <style:style style:name="T2" style:family="text">
      <style:text-properties officeooo:rsid="001b91d0"/>
    </style:style>
    <style:style style:name="T3" style:family="text">
      <style:text-properties officeooo:rsid="001c5d78"/>
    </style:style>
    <style:style style:name="T4" style:family="text">
      <style:text-properties officeooo:rsid="00202451"/>
    </style:style>
    <style:style style:name="T5" style:family="text">
      <style:text-properties officeooo:rsid="0022c479"/>
    </style:style>
    <style:style style:name="T6" style:family="text">
      <style:text-properties officeooo:rsid="002483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racinte</text:p>
      <text:p text:style-name="P1"/>
      <text:p text:style-name="P1"><text:tab/>Lors de la guerre <text:span text:style-name="T1">d'Évalac</text:span> contre Tholomé, <text:span text:style-name="T4">la reine </text:span>Sarracinte consulte Josephé au sujet du sort de la bataille et <text:span text:style-name="T1">envoie une lettre à son mari Évalac lui recommandant de quitter la cité de Licoine que Tholomé projetait d'assiéger.</text:span></text:p>
      <text:p text:style-name="P1"/>
      <text:p text:style-name="P1"><text:tab/><text:span text:style-name="T2">Au moment où Sarracinte demande conseil à Josephé au sujet de la bataille, elle lui raconte l'origine de sa foi et l'histoire de sa mère, malade, s'était rendue dans un ermitage. Un ermite parvint à guérir la mère de Sarracinte et la convertit au christianisme. Sarracinte accepta aussi de se convertir et l'ermite la baptisa. Toutes deux reçurent de ce dernier l'enseignement de la foi.</text:span></text:p>
      <text:p text:style-name="P1"><text:tab/><text:span text:style-name="T3">La mère de Sarracinte, au moment de mourir, recommanda sa fille au Seigneur et lui remit une boîte blanche. Cette boîte avait contenu le corps du Christ sous la forme d'un pain jusqu'à la mort de la mère de Sarracinte. Désormais, c'est sa fille Sarracinte qui conserverait cette boîte avec le corps du Christ que lui confierait l'ermite. Sa mère mourut heureuse, dans la foi.</text:span></text:p>
      <text:p text:style-name="P1"/>
      <text:p text:style-name="P3">(Ellipse)</text:p>
      <text:p text:style-name="P6"/>
      <text:p text:style-name="P6"><text:tab/>Sarracinte découvre Nascien qui avait repris connaissance après le tremblement de terre. Ce dernier tenait une main tendue vers lui et échangeait des paroles avec une voix mystérieuse. Elle se désespère lorsque Nascien lui apprend la disparition de Mordrain son mari.</text:p>
      <text:p text:style-name="P6"/>
      <text:p text:style-name="P4">(Ellipse)</text:p>
      <text:p text:style-name="P7"/>
      <text:p text:style-name="P7"><text:tab/>Après que Nascien, libéré de la prison de Calafer est emporté sur l'île tournoyante, et sur le conseil de ses chevaliers, Sarracinte envoie cinq messagers à la recherche de son frère.</text:p>
      <text:p text:style-name="P7"><text:tab/><text:span text:style-name="T5">Alors que Mordrain et Nascien sont exilés, Sarracinte rend visite à Flégentine, la femme de Nascien, qui est restée chez son vavasseur.</text:span></text:p>
      <text:p text:style-name="P7"/>
      <text:p text:style-name="P5">(Ellipse)</text:p>
      <text:p text:style-name="P8"/>
      <text:p text:style-name="P8"><text:tab/>Sarracinte meur<text:span text:style-name="T6">t</text:span> en Grande Bretagne, le même jour que Flégentine et Nasc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10:25:22.314887360</meta:creation-date>
    <dc:date>2015-06-15T12:39:10.496815770</dc:date>
    <dc:creator>Gauthier </dc:creator>
    <meta:editing-duration>PT1H31M</meta:editing-duration>
    <meta:editing-cycles>9</meta:editing-cycles>
    <meta:generator>LibreOffice/4.2.8.2$Linux_X86_64 LibreOffice_project/420m0$Build-2</meta:generator>
    <meta:document-statistic meta:table-count="0" meta:image-count="0" meta:object-count="0" meta:page-count="1" meta:paragraph-count="11" meta:word-count="279" meta:character-count="1698" meta:non-whitespace-character-count="1423"/>
  </office:meta>
</office:document-meta>
</file>